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oofofConceps" style:family="table">
      <style:table-properties style:width="17cm" table:align="margins"/>
    </style:style>
    <style:style style:name="ProofofConceps.A" style:family="table-column">
      <style:table-column-properties style:column-width="4.249cm" style:rel-column-width="16383*"/>
    </style:style>
    <style:style style:name="ProofofConceps.D" style:family="table-column">
      <style:table-column-properties style:column-width="4.251cm" style:rel-column-width="16386*"/>
    </style:style>
    <style:style style:name="ProofofConceps.A1" style:family="table-cell">
      <style:table-cell-properties fo:background-color="#ffffff" fo:padding="0.097cm" fo:border-left="none" fo:border-right="none" fo:border-top="none" fo:border-bottom="0.002cm solid #000000">
        <style:background-image/>
      </style:table-cell-properties>
    </style:style>
    <style:style style:name="ProofofConceps.A2" style:family="table-cell">
      <style:table-cell-properties fo:background-color="#ffffff" fo:padding="0.097cm" fo:border="none">
        <style:background-image/>
      </style:table-cell-properties>
    </style:style>
    <style:style style:name="ProofofConceps.A4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zifikation des Proof of Concepts</text:p>
      <text:p text:style-name="P1"/>
      <table:table table:name="ProofofConceps" table:style-name="ProofofConceps">
        <table:table-column table:style-name="ProofofConceps.A" table:number-columns-repeated="3"/>
        <table:table-column table:style-name="ProofofConceps.D"/>
        <table:table-row>
          <table:table-cell table:style-name="ProofofConceps.A1" office:value-type="string">
            <text:p text:style-name="P5">Fail-Kriterium</text:p>
          </table:table-cell>
          <table:table-cell table:style-name="ProofofConceps.A1" office:value-type="string">
            <text:p text:style-name="P5">Fallback/<text:line-break/>Alternative</text:p>
          </table:table-cell>
          <table:table-cell table:style-name="ProofofConceps.A1" office:value-type="string">
            <text:p text:style-name="P5">Exit-Kriterium</text:p>
          </table:table-cell>
          <table:table-cell table:style-name="ProofofConceps.A1" office:value-type="string">
            <text:p text:style-name="P5">Bedingung</text:p>
          </table:table-cell>
        </table:table-row>
        <table:table-row>
          <table:table-cell table:style-name="ProofofConceps.A2" office:value-type="string">
            <text:p text:style-name="P5"/>
          </table:table-cell>
          <table:table-cell table:style-name="ProofofConceps.A2" office:value-type="string">
            <text:p text:style-name="P5"/>
          </table:table-cell>
          <table:table-cell table:style-name="ProofofConceps.A2" office:value-type="string">
            <text:p text:style-name="P5"/>
          </table:table-cell>
          <table:table-cell table:style-name="ProofofConceps.A2" office:value-type="string">
            <text:p text:style-name="P5"/>
          </table:table-cell>
        </table:table-row>
        <table:table-row>
          <table:table-cell table:style-name="ProofofConceps.A2" office:value-type="string">
            <text:p text:style-name="P3">Google-Maps Einbindung nicht möglich</text:p>
          </table:table-cell>
          <table:table-cell table:style-name="ProofofConceps.A2" office:value-type="string">
            <text:p text:style-name="P3">Eigenes Karten und Navigationsmodell erstellen (Prototypen)</text:p>
          </table:table-cell>
          <table:table-cell table:style-name="ProofofConceps.A2" office:value-type="string">
            <text:p text:style-name="P3">Karte kann angeboten werden</text:p>
          </table:table-cell>
          <table:table-cell table:style-name="ProofofConceps.A2" office:value-type="string">
            <text:p text:style-name="P3">Nach mehrmaligem Versuchen kein vorzeigbares Ergebnis</text:p>
          </table:table-cell>
        </table:table-row>
        <table:table-row>
          <table:table-cell table:style-name="ProofofConceps.A4" office:value-type="string">
            <text:p text:style-name="P3">Nicht alle Funktionen aufgrund der Deadline umsetzbar</text:p>
          </table:table-cell>
          <table:table-cell table:style-name="ProofofConceps.A4" office:value-type="string">
            <text:p text:style-name="P3">Es werden nur <text:s/>Teilfunktionalitäten umgesetzt</text:p>
          </table:table-cell>
          <table:table-cell table:style-name="ProofofConceps.A4" office:value-type="string">
            <text:p text:style-name="P3">Steigerung der Produktivität durch erhöhte Frequentierung der Arbeitssessions </text:p>
          </table:table-cell>
          <table:table-cell table:style-name="ProofofConceps.A4" office:value-type="string">
            <text:p text:style-name="P3">Unter Beobachtung des Projektplans Workload nicht umsetzbar</text:p>
          </table:table-cell>
        </table:table-row>
        <table:table-row>
          <table:table-cell table:style-name="ProofofConceps.A2" office:value-type="string">
            <text:p text:style-name="P3">Serialisierung der Open-Data nicht möglich</text:p>
          </table:table-cell>
          <table:table-cell table:style-name="ProofofConceps.A2" office:value-type="string">
            <text:p text:style-name="P3">Reduzierung auf Umsetzbare Teile der Opendata</text:p>
          </table:table-cell>
          <table:table-cell table:style-name="ProofofConceps.A2" office:value-type="string">
            <text:p text:style-name="P3">Open-Data lässt sich Serialisierung</text:p>
          </table:table-cell>
          <table:table-cell table:style-name="ProofofConceps.A2" office:value-type="string">
            <text:p text:style-name="P3">Implementierung Open-Data</text:p>
          </table:table-cell>
        </table:table-row>
        <table:table-row>
          <table:table-cell table:style-name="ProofofConceps.A4" office:value-type="string">
            <text:p text:style-name="P3">User-Base wächst nicht</text:p>
          </table:table-cell>
          <table:table-cell table:style-name="ProofofConceps.A4" office:value-type="string">
            <text:p text:style-name="P3">Erweiterung der Mittel um User zu werben</text:p>
          </table:table-cell>
          <table:table-cell table:style-name="ProofofConceps.A4" office:value-type="string">
            <text:p text:style-name="P3">Dienst erfährt eine wachsende Community</text:p>
          </table:table-cell>
          <table:table-cell table:style-name="ProofofConceps.A4" office:value-type="string">
            <text:p text:style-name="P4">x</text:p>
          </table:table-cell>
        </table:table-row>
        <table:table-row>
          <table:table-cell table:style-name="ProofofConceps.A2" office:value-type="string">
            <text:p text:style-name="P3">Datenschutz verhindert Kommunikation zwischen Parkenden über Nummernschilder</text:p>
          </table:table-cell>
          <table:table-cell table:style-name="ProofofConceps.A2" office:value-type="string">
            <text:p text:style-name="P3">Erweiterung der AGBs</text:p>
          </table:table-cell>
          <table:table-cell table:style-name="ProofofConceps.A2" office:value-type="string">
            <text:p text:style-name="P4">x</text:p>
          </table:table-cell>
          <table:table-cell table:style-name="ProofofConceps.A2" office:value-type="string">
            <text:p text:style-name="P4">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26T10:55:34.14</meta:creation-date>
    <dc:date>2015-11-04T12:35:24.09</dc:date>
    <dc:creator>bernd  schneider</dc:creator>
    <meta:editing-duration>PT11M27S</meta:editing-duration>
    <meta:editing-cycles>2</meta:editing-cycles>
    <meta:generator>OpenOffice/4.1.0$Win32 OpenOffice.org_project/410m18$Build-9764</meta:generator>
    <meta:document-statistic meta:table-count="1" meta:image-count="0" meta:object-count="0" meta:page-count="1" meta:paragraph-count="25" meta:word-count="102" meta:character-count="850"/>
  </office:meta>
</office:document-meta>
</file>